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ext-properties fo:font-size="13pt" style:font-size-asian="13pt" style:font-size-complex="13pt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0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1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4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20" table:default-cell-style-name="ce7"/>
        <table:table-row table:style-name="ro1">
          <table:table-cell table:style-name="ce1" office:value-type="string">
            <text:p>no</text:p>
          </table:table-cell>
          <table:table-cell table:style-name="ce11" office:value-type="string">
            <text:p>file_name</text:p>
          </table:table-cell>
          <table:table-cell table:style-name="ce27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9"/>
          <table:table-cell table:style-name="ce41" table:number-columns-repeated="2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2-01-30_20-47-37_000.jpg</text:p>
          </table:table-cell>
          <table:table-cell table:style-name="ce19" office:value-type="string">
            <text:p><text:s/>:m 食べた物 </text:p>
          </table:table-cell>
          <table:table-cell table:style-name="ce12"/>
          <table:table-cell table:style-name="ce5"/>
          <table:table-cell table:style-name="ce5"/>
          <table:table-cell table:style-name="ce40" table:formula="of:=IF([.E2]=&quot;&quot;;[.C2];CONCATENATE([.C2];&quot; / &quot;;[.E2]))" office:value-type="string" office:string-value=" :m 食べた物 ">
            <text:p><text:s/>:m 食べた物 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5" office:value-type="string">
            <text:p>2022-01-31_01-52-59_000.jpg</text:p>
          </table:table-cell>
          <table:table-cell table:style-name="ce19" office:value-type="string">
            <text:p>:m :PHOTO 寝た時刻 / 2021</text:p>
          </table:table-cell>
          <table:table-cell table:style-name="ce12"/>
          <table:table-cell table:style-name="ce5"/>
          <table:table-cell table:style-name="ce5"/>
          <table:table-cell table:style-name="ce40" table:formula="of:=IF([.E3]=&quot;&quot;;[.C3];CONCATENATE([.C3];&quot; / &quot;;[.E3]))" office:value-type="string" office:string-value=":m :PHOTO 寝た時刻 / 2021">
            <text:p>:m :PHOTO 寝た時刻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5" office:value-type="string">
            <text:p>2022-01-31_09-42-17_000.jpg</text:p>
          </table:table-cell>
          <table:table-cell table:style-name="ce19" office:value-type="string">
            <text:p>:m :PHOTO 起きた時刻 / 2021</text:p>
          </table:table-cell>
          <table:table-cell table:style-name="ce19"/>
          <table:table-cell table:style-name="ce5"/>
          <table:table-cell table:style-name="ce5"/>
          <table:table-cell table:style-name="ce40" table:formula="of:=IF([.E4]=&quot;&quot;;[.C4];CONCATENATE([.C4];&quot; / &quot;;[.E4]))" office:value-type="string" office:string-value=":m :PHOTO 起きた時刻 / 2021">
            <text:p>:m :PHOTO 起きた時刻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string">
            <text:p>2022-01-31_09-45-51_000.jpg</text:p>
          </table:table-cell>
          <table:table-cell table:style-name="ce12" office:value-type="string">
            <text:p>:m :th / topic=「詩を読め」 / content=孔子が「詩を読め」というときの「詩」とは、「哲学」のことか？ / lang=ja || :m :? #*# / topic=~ / content=儒教の体系の中。「述而」と、作曲との関係は？ / status=~ / other=~,id=~ || :m :th / topic=生き方 / content=儒教を学んで、人はどうあるべきかを識る。万葉集を読み、日本人は何を感じながら生きていたのかを知る。そして、自分は、どう生きるべきかを、覚る[さと。その他の事は、自ずと、「到位[daoweiする」 / lang=ja</text:p>
          </table:table-cell>
          <table:table-cell table:style-name="ce21"/>
          <table:table-cell table:style-name="ce5"/>
          <table:table-cell table:style-name="ce5"/>
          <table:table-cell table:style-name="ce40" table:formula="of:=IF([.E5]=&quot;&quot;;[.C5];CONCATENATE([.C5];&quot; / &quot;;[.E5]))" office:value-type="string" office:string-value=":m :th / topic=「詩を読め」 / content=孔子が「詩を読め」というときの「詩」とは、「哲学」のことか？ / lang=ja || :m :? #*# / topic=~ / content=儒教の体系の中。「述而」と、作曲との関係は？ / status=~ / other=~,id=~ || :m :th / topic=生き方 / content=儒教を学んで、人はどうあるべきかを識る。万葉集を読み、日本人は何を感じながら生きていたのかを知る。そして、自分は、どう生きるべきかを、覚る[さと。その他の事は、自ずと、「到位[daoweiする」 / lang=ja">
            <text:p>:m :th / topic=「詩を読め」 / content=孔子が「詩を読め」というときの「詩」とは、「哲学」のことか？ / lang=ja || :m :? #*# / topic=~ / content=儒教の体系の中。「述而」と、作曲との関係は？ / status=~ / other=~,id=~ || :m :th / topic=生き方 / content=儒教を学んで、人はどうあるべきかを識る。万葉集を読み、日本人は何を感じながら生きていたのかを知る。そして、自分は、どう生きるべきかを、覚る[さと。その他の事は、自ずと、「到位[daoweiする」 / lang=ja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string">
            <text:p>2022-01-31_10-57-29_000.jpg</text:p>
          </table:table-cell>
          <table:table-cell table:style-name="ce12" office:value-type="string">
            <text:p><text:s/>:m 東和 PHOTO / 220129sa / 入谷駅 / 上野北プロジェクト新築工事 / １名 / NTEC（ライト工業） / 日報</text:p>
          </table:table-cell>
          <table:table-cell table:style-name="ce21"/>
          <table:table-cell table:style-name="ce5"/>
          <table:table-cell table:style-name="ce5"/>
          <table:table-cell table:style-name="ce40" table:formula="of:=IF([.E6]=&quot;&quot;;[.C6];CONCATENATE([.C6];&quot; / &quot;;[.E6]))" office:value-type="string" office:string-value=" :m 東和 PHOTO / 220129sa / 入谷駅 / 上野北プロジェクト新築工事 / １名 / NTEC（ライト工業） / 日報">
            <text:p><text:s/>:m 東和 PHOTO / 220129sa / 入谷駅 / 上野北プロジェクト新築工事 / １名 / NTEC（ライト工業） / 日報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 office:value-type="string">
            <text:p>2022-01-31_15-07-07_000.jpg</text:p>
          </table:table-cell>
          <table:table-cell table:style-name="ce19" office:value-type="string">
            <text:p><text:s/>:m 食べた物 </text:p>
          </table:table-cell>
          <table:table-cell table:style-name="ce12"/>
          <table:table-cell table:style-name="ce5" table:formula="of:=[.F7]" office:value-type="string" office:string-value="N-35-43-16.742248 E-139-47-26.228027">
            <text:p>N-35-43-16.742248 E-139-47-26.228027</text:p>
          </table:table-cell>
          <table:table-cell table:style-name="ce5" office:value-type="string">
            <text:p>N-35-43-16.742248 E-139-47-26.228027</text:p>
          </table:table-cell>
          <table:table-cell table:style-name="ce40" table:formula="of:=IF([.E7]=&quot;&quot;;[.C7];CONCATENATE([.C7];&quot; / &quot;;[.E7]))" office:value-type="string" office:string-value=" :m 食べた物  / N-35-43-16.742248 E-139-47-26.228027">
            <text:p><text:s/>:m 食べた物 <text:s/>/ N-35-43-16.742248 E-139-47-26.228027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 office:value-type="string">
            <text:p>2022-01-31_17-08-56_000.jpg</text:p>
          </table:table-cell>
          <table:table-cell table:style-name="ce12" office:value-type="string">
            <text:p>:m RES 1*2 / free# JVEMV6 68#_170:1 / 68. theoretical-physics(tp) / w=変数分離法,topics=量子力学：完全規格；ブラケット(eman),other=~,s=~,i=~,doc=r-9-2~2.1;r-9-2~2.2</text:p>
          </table:table-cell>
          <table:table-cell table:style-name="ce19"/>
          <table:table-cell table:style-name="ce5" table:formula="of:=[.F8]" office:value-type="string" office:string-value="N-35-43-16.742248 E-139-47-26.228027">
            <text:p>N-35-43-16.742248 E-139-47-26.228027</text:p>
          </table:table-cell>
          <table:table-cell table:style-name="ce5" office:value-type="string">
            <text:p>N-35-43-16.742248 E-139-47-26.228027</text:p>
          </table:table-cell>
          <table:table-cell table:style-name="ce40" table:formula="of:=IF([.E8]=&quot;&quot;;[.C8];CONCATENATE([.C8];&quot; / &quot;;[.E8]))" office:value-type="string" office:string-value=":m RES 1*2 / free# JVEMV6 68#_170:1 / 68. theoretical-physics(tp) / w=変数分離法,topics=量子力学：完全規格；ブラケット(eman),other=~,s=~,i=~,doc=r-9-2~2.1;r-9-2~2.2 / N-35-43-16.742248 E-139-47-26.228027">
            <text:p>:m RES 1*2 / free# JVEMV6 68#_170:1 / 68. theoretical-physics(tp) / w=変数分離法,topics=量子力学：完全規格；ブラケット(eman),other=~,s=~,i=~,doc=r-9-2~2.1;r-9-2~2.2 / N-35-43-16.742248 E-139-47-26.228027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 office:value-type="string">
            <text:p>2022-01-31_17-09-17_000.jpg</text:p>
          </table:table-cell>
          <table:table-cell table:style-name="ce12" office:value-type="string">
            <text:p>:m RES 2*2 / free# JVEMV6 68#_170:1 / 68. theoretical-physics(tp) / w=変数分離法,topics=量子力学：ブラケット(eman),other=~,s=~,i=~,doc=r-9-2~2.2#3</text:p>
          </table:table-cell>
          <table:table-cell table:style-name="ce21"/>
          <table:table-cell table:style-name="ce5" table:formula="of:=[.F9]" office:value-type="string" office:string-value="N-35-43-16.646118 E-139-47-26.447753">
            <text:p>N-35-43-16.646118 E-139-47-26.447753</text:p>
          </table:table-cell>
          <table:table-cell table:style-name="ce5" office:value-type="string">
            <text:p>N-35-43-16.646118 E-139-47-26.447753</text:p>
          </table:table-cell>
          <table:table-cell table:style-name="ce40" table:formula="of:=IF([.E9]=&quot;&quot;;[.C9];CONCATENATE([.C9];&quot; / &quot;;[.E9]))" office:value-type="string" office:string-value=":m RES 2*2 / free# JVEMV6 68#_170:1 / 68. theoretical-physics(tp) / w=変数分離法,topics=量子力学：ブラケット(eman),other=~,s=~,i=~,doc=r-9-2~2.2#3 / N-35-43-16.646118 E-139-47-26.447753">
            <text:p>:m RES 2*2 / free# JVEMV6 68#_170:1 / 68. theoretical-physics(tp) / w=変数分離法,topics=量子力学：ブラケット(eman),other=~,s=~,i=~,doc=r-9-2~2.2#3 / N-35-43-16.646118 E-139-47-26.447753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 office:value-type="string">
            <text:p>2022-01-31_18-07-34_000.mp4</text:p>
          </table:table-cell>
          <table:table-cell table:style-name="ce12" office:value-type="string">
            <text:p>:VIDEO / @自室 / 記録 / jap.flute / 演奏、play / R=1 / todays-melody,genr=~,for=~,Re+,other=notes:~,feeling:~;sounds:~,file-id=~</text:p>
          </table:table-cell>
          <table:table-cell table:style-name="ce19"/>
          <table:table-cell table:style-name="ce5" table:formula="of:=[.F10]" office:value-type="string" office:string-value="N-35-43-17.044372 E-139-47-27.491455">
            <text:p>N-35-43-17.044372 E-139-47-27.491455</text:p>
          </table:table-cell>
          <table:table-cell table:style-name="ce5" office:value-type="string">
            <text:p>N-35-43-17.044372 E-139-47-27.491455</text:p>
          </table:table-cell>
          <table:table-cell table:style-name="ce40" table:formula="of:=IF([.E10]=&quot;&quot;;[.C10];CONCATENATE([.C10];&quot; / &quot;;[.E10]))" office:value-type="string" office:string-value=":VIDEO / @自室 / 記録 / jap.flute / 演奏、play / R=1 / todays-melody,genr=~,for=~,Re+,other=notes:~,feeling:~;sounds:~,file-id=~ / N-35-43-17.044372 E-139-47-27.491455">
            <text:p>:VIDEO / @自室 / 記録 / jap.flute / 演奏、play / R=1 / todays-melody,genr=~,for=~,Re+,other=notes:~,feeling:~;sounds:~,file-id=~ / N-35-43-17.044372 E-139-47-27.491455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 office:value-type="string">
            <text:p>2022-01-31_18-22-34_000.mp4</text:p>
          </table:table-cell>
          <table:table-cell table:style-name="ce12" office:value-type="string">
            <text:p>:VIDEO / @自室 / 記録 / jap.flute / 演奏、play / R=2 / todays-melody,genr=~,for=~,Re+,other=notes:~,feeling:~;sounds:~,file-id=~</text:p>
          </table:table-cell>
          <table:table-cell table:style-name="ce19"/>
          <table:table-cell table:style-name="ce5" table:formula="of:=[.F11]" office:value-type="string" office:string-value="N-35-35-28.573608 E-139-34-49.324951">
            <text:p>N-35-35-28.573608 E-139-34-49.324951</text:p>
          </table:table-cell>
          <table:table-cell table:style-name="ce5" office:value-type="string">
            <text:p>N-35-35-28.573608 E-139-34-49.324951</text:p>
          </table:table-cell>
          <table:table-cell table:style-name="ce40" table:formula="of:=IF([.E11]=&quot;&quot;;[.C11];CONCATENATE([.C11];&quot; / &quot;;[.E11]))" office:value-type="string" office:string-value=":VIDEO / @自室 / 記録 / jap.flute / 演奏、play / R=2 / todays-melody,genr=~,for=~,Re+,other=notes:~,feeling:~;sounds:~,file-id=~ / N-35-35-28.573608 E-139-34-49.324951">
            <text:p>:VIDEO / @自室 / 記録 / jap.flute / 演奏、play / R=2 / todays-melody,genr=~,for=~,Re+,other=notes:~,feeling:~;sounds:~,file-id=~ / N-35-35-28.573608 E-139-34-49.32495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 office:value-type="string">
            <text:p>2022-01-31_18-32-26_000.mp4</text:p>
          </table:table-cell>
          <table:table-cell table:style-name="ce12" office:value-type="string">
            <text:p>:VIDEO / @自室 / 記録 / jap.flute / 演奏、play / R=3 / todays-melody,genr=~,for=~,Re+,other=notes:~,feeling:~;sounds:~,file-id=~</text:p>
          </table:table-cell>
          <table:table-cell table:style-name="ce20"/>
          <table:table-cell table:style-name="ce5" table:formula="of:=[.F12]" office:value-type="string" office:string-value="N-35-35-28.532409 E-139-34-49.379882">
            <text:p>N-35-35-28.532409 E-139-34-49.379882</text:p>
          </table:table-cell>
          <table:table-cell table:style-name="ce5" office:value-type="string">
            <text:p>N-35-35-28.532409 E-139-34-49.379882</text:p>
          </table:table-cell>
          <table:table-cell table:style-name="ce40" table:formula="of:=IF([.E12]=&quot;&quot;;[.C12];CONCATENATE([.C12];&quot; / &quot;;[.E12]))" office:value-type="string" office:string-value=":VIDEO / @自室 / 記録 / jap.flute / 演奏、play / R=3 / todays-melody,genr=~,for=~,Re+,other=notes:~,feeling:~;sounds:~,file-id=~ / N-35-35-28.532409 E-139-34-49.379882">
            <text:p>:VIDEO / @自室 / 記録 / jap.flute / 演奏、play / R=3 / todays-melody,genr=~,for=~,Re+,other=notes:~,feeling:~;sounds:~,file-id=~ / N-35-35-28.532409 E-139-34-49.379882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5" office:value-type="string">
            <text:p>2022-01-31_18-47-47_000.mp4</text:p>
          </table:table-cell>
          <table:table-cell table:style-name="ce12" office:value-type="string">
            <text:p>:VIDEO / @自室 / 記録 / jap.flute / 演奏、play / R=4 / todays-melody,genr=~,for=~,Re+,other=notes:~,feeling:~;sounds:~,file-id=~,length=3:30</text:p>
          </table:table-cell>
          <table:table-cell table:style-name="ce21"/>
          <table:table-cell table:style-name="ce5" table:formula="of:=[.F13]" office:value-type="string" office:string-value="N-35-35-28.601074 E-139-34-49.270019">
            <text:p>N-35-35-28.601074 E-139-34-49.270019</text:p>
          </table:table-cell>
          <table:table-cell table:style-name="ce5" office:value-type="string">
            <text:p>N-35-35-28.601074 E-139-34-49.270019</text:p>
          </table:table-cell>
          <table:table-cell table:style-name="ce40" table:formula="of:=IF([.E13]=&quot;&quot;;[.C13];CONCATENATE([.C13];&quot; / &quot;;[.E13]))" office:value-type="string" office:string-value=":VIDEO / @自室 / 記録 / jap.flute / 演奏、play / R=4 / todays-melody,genr=~,for=~,Re+,other=notes:~,feeling:~;sounds:~,file-id=~,length=3:30 / N-35-35-28.601074 E-139-34-49.270019">
            <text:p>:VIDEO / @自室 / 記録 / jap.flute / 演奏、play / R=4 / todays-melody,genr=~,for=~,Re+,other=notes:~,feeling:~;sounds:~,file-id=~,length=3:30 / N-35-35-28.601074 E-139-34-49.270019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14]=&quot;&quot;;[.C14];CONCATENATE([.C14];&quot; / &quot;;[.E14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9"/>
          <table:table-cell table:style-name="ce5"/>
          <table:table-cell table:style-name="ce5"/>
          <table:table-cell table:style-name="ce40" table:formula="of:=IF([.E15]=&quot;&quot;;[.C15];CONCATENATE([.C15];&quot; / &quot;;[.E15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16]=&quot;&quot;;[.C16];CONCATENATE([.C16];&quot; / &quot;;[.E16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17]=&quot;&quot;;[.C17];CONCATENATE([.C17];&quot; / &quot;;[.E17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18]=&quot;&quot;;[.C18];CONCATENATE([.C18];&quot; / &quot;;[.E1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19]=&quot;&quot;;[.C19];CONCATENATE([.C19];&quot; / &quot;;[.E1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20]=&quot;&quot;;[.C20];CONCATENATE([.C20];&quot; / &quot;;[.E2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21]=&quot;&quot;;[.C21];CONCATENATE([.C21];&quot; / &quot;;[.E2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5"/>
          <table:table-cell table:style-name="ce5"/>
          <table:table-cell table:style-name="ce5"/>
          <table:table-cell table:style-name="ce40" table:formula="of:=IF([.E22]=&quot;&quot;;[.C22];CONCATENATE([.C22];&quot; / &quot;;[.E2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5"/>
          <table:table-cell table:style-name="ce5"/>
          <table:table-cell table:style-name="ce5"/>
          <table:table-cell table:style-name="ce40" table:formula="of:=IF([.E23]=&quot;&quot;;[.C23];CONCATENATE([.C23];&quot; / &quot;;[.E2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24]=&quot;&quot;;[.C24];CONCATENATE([.C24];&quot; / &quot;;[.E2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0" table:formula="of:=IF([.E25]=&quot;&quot;;[.C25];CONCATENATE([.C25];&quot; / &quot;;[.E2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0"/>
          <table:table-cell table:style-name="ce21"/>
          <table:table-cell table:style-name="ce5"/>
          <table:table-cell table:style-name="ce5"/>
          <table:table-cell table:style-name="ce40" table:formula="of:=IF([.E26]=&quot;&quot;;[.C26];CONCATENATE([.C26];&quot; / &quot;;[.E2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27]=&quot;&quot;;[.C27];CONCATENATE([.C27];&quot; / &quot;;[.E2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28]=&quot;&quot;;[.C28];CONCATENATE([.C28];&quot; / &quot;;[.E2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29]=&quot;&quot;;[.C29];CONCATENATE([.C29];&quot; / &quot;;[.E2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/>
          <table:table-cell table:style-name="ce5"/>
          <table:table-cell table:style-name="ce40" table:formula="of:=IF([.E30]=&quot;&quot;;[.C30];CONCATENATE([.C30];&quot; / &quot;;[.E3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 table:formula="of:=[.F31]" office:value-type="string" office:string-value="N-35-35-34.780883 E-139-40-53.356933">
            <text:p>N-35-35-34.780883 E-139-40-53.356933</text:p>
          </table:table-cell>
          <table:table-cell table:style-name="ce5" office:value-type="string">
            <text:p>N-35-35-34.780883 E-139-40-53.356933</text:p>
          </table:table-cell>
          <table:table-cell table:style-name="ce40" table:formula="of:=IF([.E31]=&quot;&quot;;[.C31];CONCATENATE([.C31];&quot; / &quot;;[.E31]))" office:value-type="string" office:string-value=" / N-35-35-34.780883 E-139-40-53.356933">
            <text:p><text:s/>/ N-35-35-34.780883 E-139-40-53.356933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5"/>
          <table:table-cell table:style-name="ce5" table:formula="of:=[.F32]" office:value-type="string" office:string-value="N-35-35-34.794616 E-139-40-53.521728">
            <text:p>N-35-35-34.794616 E-139-40-53.521728</text:p>
          </table:table-cell>
          <table:table-cell table:style-name="ce5" office:value-type="string">
            <text:p>N-35-35-34.794616 E-139-40-53.521728</text:p>
          </table:table-cell>
          <table:table-cell table:style-name="ce40" table:formula="of:=IF([.E32]=&quot;&quot;;[.C32];CONCATENATE([.C32];&quot; / &quot;;[.E32]))" office:value-type="string" office:string-value=" / N-35-35-34.794616 E-139-40-53.521728">
            <text:p><text:s/>/ N-35-35-34.794616 E-139-40-53.521728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 table:formula="of:=[.F33]" office:value-type="string" office:string-value="N-35-35-34.794616 E-139-40-53.521728">
            <text:p>N-35-35-34.794616 E-139-40-53.521728</text:p>
          </table:table-cell>
          <table:table-cell table:style-name="ce5" office:value-type="string">
            <text:p>N-35-35-34.794616 E-139-40-53.521728</text:p>
          </table:table-cell>
          <table:table-cell table:style-name="ce40" table:formula="of:=IF([.E33]=&quot;&quot;;[.C33];CONCATENATE([.C33];&quot; / &quot;;[.E33]))" office:value-type="string" office:string-value=" / N-35-35-34.794616 E-139-40-53.521728">
            <text:p><text:s/>/ N-35-35-34.794616 E-139-40-53.521728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 table:formula="of:=[.F34]" office:value-type="string" office:string-value="N-35-35-34.794616 E-139-40-53.521728">
            <text:p>N-35-35-34.794616 E-139-40-53.521728</text:p>
          </table:table-cell>
          <table:table-cell table:style-name="ce5" office:value-type="string">
            <text:p>N-35-35-34.794616 E-139-40-53.521728</text:p>
          </table:table-cell>
          <table:table-cell table:style-name="ce40" table:formula="of:=IF([.E34]=&quot;&quot;;[.C34];CONCATENATE([.C34];&quot; / &quot;;[.E34]))" office:value-type="string" office:string-value=" / N-35-35-34.794616 E-139-40-53.521728">
            <text:p><text:s/>/ N-35-35-34.794616 E-139-40-53.521728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 table:formula="of:=[.F35]" office:value-type="string" office:string-value="N-35-35-34.973144 E-139-40-53.302001">
            <text:p>N-35-35-34.973144 E-139-40-53.302001</text:p>
          </table:table-cell>
          <table:table-cell table:style-name="ce5" office:value-type="string">
            <text:p>N-35-35-34.973144 E-139-40-53.302001</text:p>
          </table:table-cell>
          <table:table-cell table:style-name="ce40" table:formula="of:=IF([.E35]=&quot;&quot;;[.C35];CONCATENATE([.C35];&quot; / &quot;;[.E35]))" office:value-type="string" office:string-value=" / N-35-35-34.973144 E-139-40-53.302001">
            <text:p><text:s/>/ N-35-35-34.973144 E-139-40-53.302001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36]=&quot;&quot;;[.C36];CONCATENATE([.C36];&quot; / &quot;;[.E3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37]=&quot;&quot;;[.C37];CONCATENATE([.C37];&quot; / &quot;;[.E3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38]=&quot;&quot;;[.C38];CONCATENATE([.C38];&quot; / &quot;;[.E3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39]=&quot;&quot;;[.C39];CONCATENATE([.C39];&quot; / &quot;;[.E3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40]=&quot;&quot;;[.C40];CONCATENATE([.C40];&quot; / &quot;;[.E4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41]=&quot;&quot;;[.C41];CONCATENATE([.C41];&quot; / &quot;;[.E4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42]=&quot;&quot;;[.C42];CONCATENATE([.C42];&quot; / &quot;;[.E4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43]=&quot;&quot;;[.C43];CONCATENATE([.C43];&quot; / &quot;;[.E4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44]=&quot;&quot;;[.C44];CONCATENATE([.C44];&quot; / &quot;;[.E4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45]=&quot;&quot;;[.C45];CONCATENATE([.C45];&quot; / &quot;;[.E4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46]=&quot;&quot;;[.C46];CONCATENATE([.C46];&quot; / &quot;;[.E4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47]=&quot;&quot;;[.C47];CONCATENATE([.C47];&quot; / &quot;;[.E4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8"/>
          <table:table-cell table:style-name="ce5"/>
          <table:table-cell table:style-name="ce5"/>
          <table:table-cell table:style-name="ce40" table:formula="of:=IF([.E48]=&quot;&quot;;[.C48];CONCATENATE([.C48];&quot; / &quot;;[.E4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9]=&quot;&quot;;[.C49];CONCATENATE([.C49];&quot; / &quot;;[.E4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0]=&quot;&quot;;[.C50];CONCATENATE([.C50];&quot; / &quot;;[.E5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1]=&quot;&quot;;[.C51];CONCATENATE([.C51];&quot; / &quot;;[.E5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2]=&quot;&quot;;[.C52];CONCATENATE([.C52];&quot; / &quot;;[.E5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3]=&quot;&quot;;[.C53];CONCATENATE([.C53];&quot; / &quot;;[.E5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9"/>
          <table:table-cell table:style-name="ce5"/>
          <table:table-cell table:style-name="ce5"/>
          <table:table-cell table:style-name="ce40" table:formula="of:=IF([.E54]=&quot;&quot;;[.C54];CONCATENATE([.C54];&quot; / &quot;;[.E5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5]=&quot;&quot;;[.C55];CONCATENATE([.C55];&quot; / &quot;;[.E5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6]=&quot;&quot;;[.C56];CONCATENATE([.C56];&quot; / &quot;;[.E5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7]=&quot;&quot;;[.C57];CONCATENATE([.C57];&quot; / &quot;;[.E5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8]=&quot;&quot;;[.C58];CONCATENATE([.C58];&quot; / &quot;;[.E5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9]=&quot;&quot;;[.C59];CONCATENATE([.C59];&quot; / &quot;;[.E5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0]=&quot;&quot;;[.C60];CONCATENATE([.C60];&quot; / &quot;;[.E6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1]=&quot;&quot;;[.C61];CONCATENATE([.C61];&quot; / &quot;;[.E6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2]=&quot;&quot;;[.C62];CONCATENATE([.C62];&quot; / &quot;;[.E6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38"/>
          <table:table-cell table:style-name="ce5"/>
          <table:table-cell table:style-name="ce5"/>
          <table:table-cell table:style-name="ce40" table:formula="of:=IF([.E63]=&quot;&quot;;[.C63];CONCATENATE([.C63];&quot; / &quot;;[.E6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64]=&quot;&quot;;[.C64];CONCATENATE([.C64];&quot; / &quot;;[.E6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0" table:formula="of:=IF([.E65]=&quot;&quot;;[.C65];CONCATENATE([.C65];&quot; / &quot;;[.E6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6]=&quot;&quot;;[.C66];CONCATENATE([.C66];&quot; / &quot;;[.E6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7]=&quot;&quot;;[.C67];CONCATENATE([.C67];&quot; / &quot;;[.E6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8]=&quot;&quot;;[.C68];CONCATENATE([.C68];&quot; / &quot;;[.E6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9]=&quot;&quot;;[.C69];CONCATENATE([.C69];&quot; / &quot;;[.E6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0]=&quot;&quot;;[.C70];CONCATENATE([.C70];&quot; / &quot;;[.E7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1]=&quot;&quot;;[.C71];CONCATENATE([.C71];&quot; / &quot;;[.E7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2]=&quot;&quot;;[.C72];CONCATENATE([.C72];&quot; / &quot;;[.E7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3]=&quot;&quot;;[.C73];CONCATENATE([.C73];&quot; / &quot;;[.E7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4]=&quot;&quot;;[.C74];CONCATENATE([.C74];&quot; / &quot;;[.E7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5]=&quot;&quot;;[.C75];CONCATENATE([.C75];&quot; / &quot;;[.E7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6]=&quot;&quot;;[.C76];CONCATENATE([.C76];&quot; / &quot;;[.E7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number-columns-repeated="2" table:style-name="ce12" office:value-type="string">
            <text:p>**</text:p>
          </table:table-cell>
          <table:table-cell table:style-name="ce21"/>
          <table:table-cell table:style-name="ce5"/>
          <table:table-cell table:style-name="ce5"/>
          <table:table-cell table:style-name="ce40" table:formula="of:=IF([.E77]=&quot;&quot;;[.C77];CONCATENATE([.C77];&quot; / &quot;;[.E77]))" office:value-type="string" office:string-value="**">
            <text:p>*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8]=&quot;&quot;;[.C78];CONCATENATE([.C78];&quot; / &quot;;[.E7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79]=&quot;&quot;;[.C79];CONCATENATE([.C79];&quot; / &quot;;[.E7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5"/>
          <table:table-cell table:style-name="ce5"/>
          <table:table-cell table:style-name="ce5"/>
          <table:table-cell table:style-name="ce40" table:formula="of:=IF([.E81]=&quot;&quot;;[.C81];CONCATENATE([.C81];&quot; / &quot;;[.E81]))" office:value-type="string" office:string-value="**">
            <text:p>*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5"/>
          <table:table-cell table:style-name="ce19" office:value-type="string">
            <text:p>:m :PHOTO 寝た時刻 / 2021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/>
          <table:table-cell table:style-name="ce19" office:value-type="string">
            <text:p>:m :PHOTO 起きた時刻 / 2021</text:p>
          </table:table-cell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/>
          <table:table-cell table:style-name="ce12" office:value-type="string">
            <text:p>:m 記録 / お酒：飲んだ量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/>
          <table:table-cell table:style-name="ce19" office:value-type="string">
            <text:p><text:s/>:m 食べた物 </text:p>
          </table:table-cell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/>
          <table:table-cell table:style-name="ce19" office:value-type="string">
            <text:p><text:s/>:m 食べた物 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4"/>
          <table:table-cell table:style-name="ce5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9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86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9"/>
          <table:table-cell table:number-columns-repeated="3"/>
          <table:table-cell table:style-name="ce40"/>
          <table:table-cell table:number-columns-repeated="1017"/>
        </table:table-row>
        <table:table-row table:style-name="ro1">
          <table:table-cell table:number-columns-repeated="2"/>
          <table:table-cell table:style-name="ce30"/>
          <table:table-cell table:number-columns-repeated="1021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3" office:value-type="string">
            <text:p>blank</text:p>
          </table:table-cell>
          <table:table-cell table:style-name="ce33" table:formula="of:=COUNTBLANK([.$C$2:.C17]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4" office:value-type="string">
            <text:p>-*</text:p>
          </table:table-cell>
          <table:table-cell table:style-name="ce34" table:formula="of:=COUNTIF([.$C$2:.$C80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5" office:value-type="string">
            <text:p>XXX</text:p>
          </table:table-cell>
          <table:table-cell table:style-name="ce35" table:formula="of:=SUM([.C242:.C24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total</text:p>
          </table:table-cell>
          <table:table-cell table:style-name="ce33" table:formula="of:=COUNTA([.$B$2:.$B28])" office:value-type="float" office:value="12">
            <text:p>12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XXX</text:p>
          </table:table-cell>
          <table:table-cell table:style-name="ce33" table:formula="of:=COUNTIF([.$C$2:.$C28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music / log / kb / </text:p>
          </table:table-cell>
          <table:table-cell table:style-name="ce33" table:formula="of:=COUNTIF([.$C$2:.$C28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XX</text:p>
          </table:table-cell>
          <table:table-cell table:style-name="ce33" table:formula="of:=COUNTIF([.$C$2:.$C28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-X</text:p>
          </table:table-cell>
          <table:table-cell table:style-name="ce33" table:formula="of:=COUNTIF([.$C$2:.$C28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8"/>
          <table:table-cell table:style-name="ce13" office:value-type="string">
            <text:p>:m X-X:X RES / 245 / 『相対性理論』　メラー　永田恒夫、伊藤大介、訳 / p.XX</text:p>
          </table:table-cell>
          <table:table-cell table:style-name="ce33" table:formula="of:=COUNTIF([.$C$2:.$C28];[.B3027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8"/>
          <table:table-cell table:style-name="ce13" office:value-type="string">
            <text:p>:bookmemo / 読んだ本 / 『』 / 著者=XXX</text:p>
          </table:table-cell>
          <table:table-cell table:style-name="ce33" table:formula="of:=COUNTIF([.$C$2:.$C28];[.B302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|| s.1:XXX || s.2:XXX || s.3:XXX || s.4:XXX || s.5:XXX || s.6:XXX || s.7:XXX</text:p>
          </table:table-cell>
          <table:table-cell table:style-name="ce33" table:formula="of:=COUNTIF([.$C$2:.$C28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 table:style-name="ce9" office:value-type="string">
            <text:p>*</text:p>
          </table:table-cell>
          <table:table-cell table:style-name="ce19" office:value-type="string">
            <text:p>:m 1-2*5 RES / 245 / 『相対性理論』　メラー　永田恒夫、伊藤大介、訳 / p.8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<text:s/>:m 食べた物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こんにゃく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ヨーグルト / +=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味噌スープ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カップヌードル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お酒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水虫 / 右足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足、かかと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手、親指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鼻柱、根元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左目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右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口角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顔、ぶつけた跡、ケガ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耳、左 / 腫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目尻 / ひび割れ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ツボ押しのあと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髪の毛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.1:free,N,flow,R=1 s.2:g.h.,N,R=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寝た時刻 / 2021 / オナニー、了、duration=１時間ぐらい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12" office:value-type="string">
            <text:p>:m :PHOTO 寝た時刻 / 2021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起きた時刻 / 2021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夜中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二度寝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PHOTO 記録 / 文書 / 時刻：start=風呂から戻る～end=アダルト関連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2" office:value-type="string">
            <text:p>:m other / log / 寝る前　ウェブ閲覧　記録 / 就寝前の、動画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20181124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見た夢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温度 / 部屋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2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guitar,gt / 演奏、play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 / 演奏、play / b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recorder,rc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sax / 演奏、play / s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oto / 演奏、play / q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hip-hopダンス、ヒップホップ / h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ダンス、dance-original / d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percussion / 演奏、play / p-2021-062X-X / item=XXX:XX,hitter=XXX:XX,pieces=XXX,genr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記録 / @=XX / topic=XX / subjec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宅 / メモ / topic=XX / conten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guitar,gt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recorder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思ったこと,thought / content=~,topic=~,rec-loc=~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harp / 演奏 / h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in-mid / app=perfect-piano / 演奏、play / id-2021-062X-X / category=~,inst=~,for=~,genre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noten / 実演,perform / n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massage,acupuncture / 実演,perform / n-2021-062X-XX / loc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memo / 20181127 / やりたいこと / (K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notes / 20181130 / (K,C,R,P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diary / 20181206 / (K,C,P,R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/ daylog メモ / 190418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23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art / dessin / D-17 8# / des.竹林、巻雲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:tome/ (lang=XX)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topic=XXX / content=XXX / lang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考えたこと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lets / action activity / 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/ やって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do / XXX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FX / coding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? X-X*X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VIDEO / @自宅 / 記録 /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core / free / id=GO9M / page.2 / block-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memos-eigen / f-XX / p.X || s.1:patt-X,score+</text:p>
          </table:table-cell>
          <table:table-cell table:style-name="ce33" table:formula="of:=COUNTIF([.$C$2:.$C11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9" office:value-type="string">
            <text:p>sakura C:\WORKS_2\WS\WS_Others.Art\JVEMV6\46_art\VIRTUAL\Admin_Projects\libs_admin\cons_ip.py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ask.libreoffice.org/en/question/9205/is-there-a-way-to-add-background-color-to-alternate-rows-of-a-tablespreadsheet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user.lolipop.jp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mysqladmin.lolipop.jp/pma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mages WHERE created_at &gt;= "2019/01/19";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fm11 WHERE _id &lt;= 4699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DELETE FROM ifm11 WHERE _id &lt;= 3474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SELECT * FROM ifm11 WHERE memos == '-*' ORDER BY file_name DESC;</text:p>
          </table:table-cell>
          <table:table-cell table:style-name="ce9"/>
          <table:table-cell table:number-columns-repeated="1021"/>
        </table:table-row>
        <table:table-row table:style-name="ro6">
          <table:table-cell table:style-name="ce10" office:value-type="string">
            <text:p>*</text:p>
          </table:table-cell>
          <table:table-cell table:style-name="ce25" office:value-type="string">
            <text:p>=IF(E2="";C2;CONCATENATE(C2;" / ";E2))</text:p>
          </table:table-cell>
          <table:table-cell table:style-name="ce10"/>
          <table:table-cell table:number-columns-repeated="1021"/>
        </table:table-row>
        <table:table-row table:style-name="ro1">
          <table:table-cell/>
          <table:table-cell table:style-name="ce9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2:Sheet1.C247" table:on-update-keep-styles="true" table:on-update-keep-size="false"/>
        <table:database-range table:name="XXX" table:target-range-address="Sheet1.B242:Sheet1.B242" table:on-update-keep-styles="true" table:on-update-keep-size="false"/>
        <table:database-range table:name="XXX_music" table:target-range-address="Sheet1.B243:Sheet1.B243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01">2022/02/01</text:date>, <text:time>00:38:1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2-01T00:38:12.19</dc:date>
    <dc:creator>iwabuchi ken</dc:creator>
    <meta:editing-duration>P42DT16H29M49S</meta:editing-duration>
    <meta:editing-cycles>14417</meta:editing-cycles>
    <meta:document-statistic meta:table-count="1" meta:cell-count="452" meta:object-count="0"/>
    <meta:user-defined meta:name="qrichtext">1</meta:user-defined>
  </office:meta>
</office:document-meta>
</file>